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text-properties fo:language="en" fo:country="US"/>
    </style:style>
    <style:style style:name="P3" style:family="paragraph" style:parent-style-name="Standard">
      <style:text-properties fo:color="#ce181e"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4" style:family="paragraph" style:parent-style-name="Standard">
      <style:paragraph-properties fo:text-align="justify" style:justify-single-word="false"/>
    </style:style>
    <style:style style:name="P5" style:family="paragraph" style:parent-style-name="Standard" style:master-page-name="MP0">
      <style:paragraph-properties fo:text-align="center" style:justify-single-word="false" style:page-number="auto" fo:break-before="page"/>
      <style:text-properties fo:font-size="20pt" fo:language="en" fo:country="US" style:font-size-asian="20pt" style:font-size-complex="2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T1" style:family="text">
      <style:text-properties officeooo:rsid="0008bbcc"/>
    </style:style>
    <style:style style:name="T2" style:family="text">
      <style:text-properties officeooo:rsid="000a6150"/>
    </style:style>
    <style:style style:name="T3" style:family="text">
      <style:text-properties officeooo:rsid="000b3cfb"/>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st unitaire – <text:span text:style-name="T1">Déplacements dans le menu</text:span></text:p>
      <text:p text:style-name="P1">Projet Dungeon Of Cards</text:p>
      <text:p text:style-name="P2"/>
      <text:p text:style-name="P2"/>
      <text:p text:style-name="P3">Fonction<text:span text:style-name="T2">s</text:span> testée<text:span text:style-name="T2">s</text:span> :</text:p>
      <text:p text:style-name="Standard"/>
      <text:p text:style-name="P4"><text:tab/>Le déplacement du rectangle de sélection au sein du menu principal. Plus particulièrement, Ce qui pourrait se passer lors de déplacements vers des options non existantes (tenter d’appuyer sur la flèche du haut alors qu’aucune option n’est disponible au-dessus de l’actuelle).</text:p>
      <text:p text:style-name="Standard"/>
      <text:p text:style-name="P3">Cas valides :</text:p>
      <text:p text:style-name="Standard"/>
      <text:list xml:id="list2354982541" text:style-name="L1">
        <text:list-item>
          <text:p text:style-name="P6">Déplacements entre les différentes options.</text:p>
        </text:list-item>
        <text:list-item>
          <text:p text:style-name="P6">Le rectangle ne quitte pas les options, on ne peut le retrouver à <text:span text:style-name="T2">s</text:span>e promener hors de son champs d’action.</text:p>
        </text:list-item>
        <text:list-item>
          <text:p text:style-name="P6">Le rectangle reste sur l’option tout en haut ou tout en bas lorsque l’on tente d’aller plus haut ou plus bas.</text:p>
        </text:list-item>
      </text:list>
      <text:p text:style-name="Standard"/>
      <text:p text:style-name="Standard"/>
      <text:p text:style-name="P3">Cas invalides :</text:p>
      <text:p text:style-name="Standard"/>
      <text:list xml:id="list3564413229" text:style-name="L2">
        <text:list-item>
          <text:p text:style-name="P7">Le rectangle n’est plus sur une des options.</text:p>
        </text:list-item>
        <text:list-item>
          <text:p text:style-name="P7">Le rectangle monte ou descend encore lorsque l’on est sur l’option tout en haut ou l’option tout en bas.</text:p>
        </text:list-item>
        <text:list-item>
          <text:p text:style-name="P7">Le rectangle ne se déplace d’une option vers une autre alors que le déplacement est valide</text:p>
        </text:list-item>
      </text:list>
      <text:p text:style-name="Standard"/>
      <text:p text:style-name="Standard"/>
      <text:p text:style-name="P3">Jeux de données :</text:p>
      <text:p text:style-name="Standard"/>
      <text:list xml:id="list47995967" text:style-name="L3">
        <text:list-item>
          <text:p text:style-name="P8">Se mettre sur la première option (en haut), et tenter d’appuyer plusieurs fois sur la flèche du haut.</text:p>
        </text:list-item>
        <text:list-item>
          <text:p text:style-name="P8">Se mettre sur la dernière option (en bas), et tenter d’appuyer plusieurs fois sur la flèche du bas.</text:p>
        </text:list-item>
        <text:list-item>
          <text:p text:style-name="P8">Se déplacer entre les différentes options.</text:p>
        </text:list-item>
        <text:list-item>
          <text:p text:style-name="P8">Tenter d’utiliser des déplacements non-prévus, <text:span text:style-name="T2">touches fléchées</text:span> <text:span text:style-name="T2">latérales</text:span>.</text:p>
        </text:list-item>
      </text:list>
      <text:p text:style-name="Standard"/>
      <text:p text:style-name="Standard"/>
      <text:p text:style-name="P3">Résultats obtenus :</text:p>
      <text:p text:style-name="Standard"/>
      <text:list xml:id="list4182989314" text:style-name="L4">
        <text:list-item>
          <text:p text:style-name="P9">Pas de déplacements hors des limites prévus (touches haut et bas),</text:p>
        </text:list-item>
        <text:list-item>
          <text:p text:style-name="P9">Les touches fléché<text:span text:style-name="T2">e</text:span>s <text:span text:style-name="T2">latérales</text:span> n’ont aucun effet,</text:p>
        </text:list-item>
        <text:list-item>
          <text:p text:style-name="P9">Déplacement<text:span text:style-name="T3">s</text:span> entre les différentes options réus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creation-date>2020-04-03T09:24:00Z</meta:creation-date>
    <dc:date>2020-05-12T14:34:45.268000000</dc:date>
    <meta:editing-cycles>11</meta:editing-cycles>
    <meta:editing-duration>PT30M18S</meta:editing-duration>
    <meta:document-statistic meta:table-count="0" meta:image-count="0" meta:object-count="0" meta:page-count="1" meta:paragraph-count="21" meta:word-count="243" meta:character-count="1414" meta:non-whitespace-character-count="1203"/>
    <meta:template xlink:type="simple" xlink:actuate="onRequest" xlink:title="" xlink:href="Normal.dotm"/>
  </office:meta>
</office:document-meta>
</file>